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389d" officeooo:paragraph-rsid="0007389d"/>
    </style:style>
    <style:style style:name="P3" style:family="paragraph" style:parent-style-name="Standard">
      <style:text-properties officeooo:rsid="0007389d" officeooo:paragraph-rsid="000a351d"/>
    </style:style>
    <style:style style:name="P4" style:family="paragraph" style:parent-style-name="Standard">
      <style:text-properties officeooo:rsid="0007389d" officeooo:paragraph-rsid="000b1aa9"/>
    </style:style>
    <style:style style:name="P5" style:family="paragraph" style:parent-style-name="Standard">
      <style:text-properties officeooo:rsid="000a351d" officeooo:paragraph-rsid="000a351d"/>
    </style:style>
    <style:style style:name="P6" style:family="paragraph" style:parent-style-name="Standard">
      <style:text-properties officeooo:rsid="000a351d" officeooo:paragraph-rsid="000b1aa9"/>
    </style:style>
    <style:style style:name="P7" style:family="paragraph" style:parent-style-name="Standard">
      <style:text-properties officeooo:rsid="000a351d" officeooo:paragraph-rsid="0012f446"/>
    </style:style>
    <style:style style:name="P8" style:family="paragraph" style:parent-style-name="Standard">
      <style:text-properties fo:font-weight="bold" officeooo:rsid="000f1390" officeooo:paragraph-rsid="000f1390" style:font-weight-asian="bold" style:font-weight-complex="bold"/>
    </style:style>
    <style:style style:name="P9" style:family="paragraph" style:parent-style-name="Standard">
      <style:text-properties fo:font-weight="bold" officeooo:rsid="000f9fbb" officeooo:paragraph-rsid="0012f446" style:font-weight-asian="bold" style:font-weight-complex="bold"/>
    </style:style>
    <style:style style:name="P10" style:family="paragraph" style:parent-style-name="Standard">
      <style:text-properties fo:font-weight="normal" officeooo:rsid="000f9fbb" officeooo:paragraph-rsid="0012f446" style:font-weight-asian="normal" style:font-weight-complex="normal"/>
    </style:style>
    <style:style style:name="P11" style:family="paragraph" style:parent-style-name="Standard">
      <style:text-properties fo:font-size="14pt" fo:font-weight="bold" officeooo:rsid="00072543" officeooo:paragraph-rsid="0012f44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0a351d" officeooo:paragraph-rsid="0012f446" style:font-size-asian="14pt" style:font-weight-asian="normal" style:font-size-complex="14pt" style:font-weight-complex="normal"/>
    </style:style>
    <style:style style:name="P13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14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5" style:family="paragraph" style:parent-style-name="Preformatted_20_Text">
      <style:text-properties style:use-window-font-color="true" fo:font-weight="normal" officeooo:rsid="0007389d" officeooo:paragraph-rsid="000b1aa9" style:font-weight-asian="normal" style:font-weight-complex="normal"/>
    </style:style>
    <style:style style:name="P16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7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18" style:family="paragraph" style:parent-style-name="Preformatted_20_Text">
      <style:text-properties style:use-window-font-color="true" fo:font-weight="normal" officeooo:rsid="000f9fbb" officeooo:paragraph-rsid="0012f446" style:font-weight-asian="normal" style:font-weight-complex="normal"/>
    </style:style>
    <style:style style:name="P19" style:family="paragraph" style:parent-style-name="Preformatted_20_Text">
      <style:text-properties style:use-window-font-color="true" fo:font-size="12pt" fo:font-weight="normal" officeooo:rsid="000e83c7" officeooo:paragraph-rsid="0012f44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weight="bold" officeooo:rsid="000f9fbb" officeooo:paragraph-rsid="0019cccc" style:font-weight-asian="bold" style:font-weight-complex="bold"/>
    </style:style>
    <style:style style:name="P21" style:family="paragraph" style:parent-style-name="Standard">
      <style:text-properties style:use-window-font-color="true" fo:font-weight="normal" officeooo:rsid="0007389d" officeooo:paragraph-rsid="0019cccc" style:font-weight-asian="normal" style:font-weight-complex="normal"/>
    </style:style>
    <style:style style:name="P22" style:family="paragraph" style:parent-style-name="Standard">
      <style:text-properties officeooo:rsid="00072543" officeooo:paragraph-rsid="0019cccc"/>
    </style:style>
    <style:style style:name="P23" style:family="paragraph" style:parent-style-name="Standard">
      <style:text-properties officeooo:rsid="0007389d" officeooo:paragraph-rsid="0019cccc"/>
    </style:style>
    <style:style style:name="T1" style:family="text">
      <style:text-properties officeooo:rsid="000b1aa9"/>
    </style:style>
    <style:style style:name="T2" style:family="text">
      <style:text-properties officeooo:rsid="000c900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f9fbb" style:font-size-asian="12pt" style:font-size-complex="12pt"/>
    </style:style>
    <style:style style:name="T5" style:family="text">
      <style:text-properties fo:font-size="12pt" officeooo:rsid="0019dc9d" style:font-size-asian="12pt" style:font-size-complex="12pt"/>
    </style:style>
    <style:style style:name="T6" style:family="text">
      <style:text-properties fo:font-weight="bold" officeooo:rsid="000f1390" style:font-weight-asian="bold" style:font-weight-complex="bold"/>
    </style:style>
    <style:style style:name="T7" style:family="text">
      <style:text-properties officeooo:rsid="0019cccc"/>
    </style:style>
    <style:style style:name="T8" style:family="text">
      <style:text-properties officeooo:rsid="0019d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atic Analysis and Code Coverage with sonar</text:p>
      <text:p text:style-name="P7"/>
      <text:p text:style-name="P20">Using Script</text:p>
      <text:p text:style-name="P22"/>
      <text:p text:style-name="P23">1. Move to project location:</text:p>
      <text:p text:style-name="P21">cd /home/adam/Development/repos/java/master-data</text:p>
      <text:p text:style-name="P9"/>
      <text:p text:style-name="P10"><text:span text:style-name="T8">2</text:span>. Run script</text:p>
      <text:p text:style-name="P18">sudo ./<text:span text:style-name="T7">docs/scripts</text:span>/sonar.sh</text:p>
      <text:p text:style-name="P19"/>
      <text:p text:style-name="P12"><text:span text:style-name="T5">3</text:span><text:span text:style-name="T4">. </text:span><text:span text:style-name="T3">Access </text:span><text:a xlink:type="simple" xlink:href="http://localhost:9000/" text:style-name="Internet_20_link" text:visited-style-name="Visited_20_Internet_20_Link"><text:span text:style-name="T3">http://localhost:9000</text:span></text:a></text:p>
      <text:p text:style-name="P1"/>
      <text:p text:style-name="P8">Step By Step</text:p>
      <text:p text:style-name="P1"/>
      <text:p text:style-name="P2">1. Move to project location:</text:p>
      <text:p text:style-name="P13">cd /home/adam/Development/repos/java/master-data</text:p>
      <text:p text:style-name="P2"/>
      <text:p text:style-name="P5">2. Stop everything related to Docker</text:p>
      <text:p text:style-name="P14">sudo docker system prune</text:p>
      <text:p text:style-name="P3"/>
      <text:p text:style-name="P5">3. Start Docker</text:p>
      <text:p text:style-name="P15">sudo docker run -d --name sonarqube -p 9000:9000 sonarqube</text:p>
      <text:p text:style-name="P4"/>
      <text:p text:style-name="P6"><text:span text:style-name="T1">4</text:span>. <text:span text:style-name="T1">Run unit tests</text:span></text:p>
      <text:p text:style-name="P15">./mvnw clean test</text:p>
      <text:p text:style-name="P4"/>
      <text:p text:style-name="P6"><text:span text:style-name="T1">5.</text:span> S<text:span text:style-name="T1">end code and reports to Sonar</text:span></text:p>
      <text:p text:style-name="P15">./mvnw sonar:sonar</text:p>
      <text:p text:style-name="P4"/>
      <text:p text:style-name="P6"><text:span text:style-name="T2">6.</text:span> Access <text:a xlink:type="simple" xlink:href="http://localhost:9000/" text:style-name="Internet_20_link" text:visited-style-name="Visited_20_Internet_20_Link">http://localhost:9000</text:a></text:p>
      <text:p text:style-name="P17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6T13:11:40.886423215</dc:date>
    <meta:editing-duration>PT21M27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76" meta:character-count="541" meta:non-whitespace-character-count="485"/>
  </office:meta>
</office:document-meta>
</file>